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aziTypewriter1" svg:font-family="NaziTypewriter"/>
    <style:font-face style:name="DejaVu Sans1" svg:font-family="'DejaVu Sans'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88888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4.4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5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2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6" style:family="graphic" style:parent-style-name="standard">
      <style:graphic-properties draw:stroke="none" draw:fill="solid" draw:fill-color="#525252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9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535353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888888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3.1000003814697pt" style:font-size-asian="13.1000003814697pt" style:font-size-complex="13.1000003814697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525252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solid" draw:fill-color="#535353"/>
    </style:style>
    <style:style style:name="T1" style:family="text">
      <style:text-properties fo:color="#535353" loext:opacity="100%" style:font-name="NaziTypewriter1" fo:font-size="13.1000003814697pt" style:font-size-asian="13.1000003814697pt" style:font-name-complex="NaziTypewriter1" style:font-size-complex="13.1000003814697pt"/>
    </style:style>
    <style:style style:name="T2" style:family="text">
      <style:text-properties fo:color="#525252" loext:opacity="100%" style:font-name="NaziTypewriter1" fo:font-size="12pt" style:font-size-asian="12pt" style:font-name-complex="NaziTypewriter1" style:font-size-complex="12pt"/>
    </style:style>
    <style:style style:name="T3" style:family="text">
      <style:text-properties fo:color="#535353" loext:opacity="100%" style:font-name="NaziTypewriter1" fo:font-size="10pt" style:font-size-asian="10pt" style:font-name-complex="NaziTypewrite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/>
      <draw:page draw:name="page2" draw:style-name="dp1" draw:master-page-name="master-page3">
        <draw:path draw:style-name="gr1" draw:text-style-name="P1" draw:layer="layout" svg:width="0.753cm" svg:height="1.705cm" svg:x="19.61cm" svg:y="16.905cm" svg:viewBox="0 0 754 1706" svg:d="M749 1695c-38-11-72-24-107-40 0-3 0-3-1-3l-1-1c-2-66-49-136-91-179-7-7-18-4-18 8 6 52 26 106 60 145-57-35-109-79-156-130 1-3 1-4 1-7 1-43-5-89-19-131-10-30-24-71-51-87-6-3-13 1-13 9-1 53 8 105 31 152-8-9-16-21-23-32-49-68-91-144-126-220 0-2 0-2 0-6 0 0 0-3-1-4 1-1 4-1 4-4 44-70 38-177 18-257-3-9-14-9-18-2-40 64-40 141-28 212-23-59-42-123-53-188-5-27-8-54-9-81 1 0 3 0 4-1 64-43 101-140 111-218 1-9-9-19-17-9-46 47-80 103-101 168 2-102 23-198 59-292 1 1 4 4 6 4 75-4 149-77 187-144 4-8-4-19-12-16-55 20-106 48-151 89 42-88 95-169 154-244h1c37-20 81-38 111-70 26-27 39-66 54-102 4-11-9-18-18-12 0 0-1 0-2 0-33 4-63 17-88 44-27 28-40 67-60 102-44 54-87 113-123 178 10-90 24-187 2-274-2-11-14-11-18-3-60 90-66 219-4 312-40 74-70 152-90 234-2-34-4-69-8-102-2-23 3-69-16-85-3-4-8-4-12-3-68 47-39 220 20 260 0 0 1 0 2 0-10 63-14 126-8 191v3c2 23 5 44 8 67 3 16 6 31 10 47-16-28-36-59-54-85-22-29-48-52-82-63-7-3-14 4-13 14 17 87 77 163 156 188 2 0 4 0 6-2 24 88 59 171 101 249-17-16-35-28-54-42-26-14-63-40-93-29-6 1-10 8-8 15 26 87 108 144 191 118 18 31 39 59 59 89 31 43 65 87 105 125-49-28-110-35-161-30-8 3-14 12-7 20 55 60 140 84 212 53 1-1 2-1 3-3 70 58 149 101 238 116 5 1 9-9 1-11zM457 68c-2 1-2 5-3 8-4 2-7 5-10 9 4-7 8-12 13-17z">
          <text:p/>
        </draw:path>
        <draw:path draw:style-name="gr1" draw:text-style-name="P1" draw:layer="layout" svg:width="0.574cm" svg:height="0.812cm" svg:x="20.169cm" svg:y="17.318cm" svg:viewBox="0 0 575 813" svg:d="M79 483v4c-6 63-9 125-23 188-3 19-8 39-15 57 1-8 4-16 7-24 6-34 12-69 16-101 10-85 16-167 16-252 0 42 2 88-1 128zM470 152c8-9 18-16 25-25 7-8 8-16 15-23 15-15 75-26 64-61-5-13-22-32-36-28-8 3-5 7-11 12-21 19-43 34-62 57-44 47-82 99-120 151-44 64-92 127-126 197-23 48-54 91-77 141 0-3 2-23-1-20-2 1-3 4-3 8 6-59 21-121 17-184l-4-111-4-60c0 1 1 1 1 1-1-8-1-12-1-19 0-1 0-2 0-4 0 0 0 2 0 3 0-3 0-3 0-4v-12c-3-42-4-75-4-75 0 0 1 23 1 51-1-34-5-67-9-101 0 4 1 8 3 7 4 0-3-42-5-39-1 1-2 4-2 4-3-11-3-19-17-18-17 2-35 15-49 26-11 8-27 20-30 35-1 9 3 15 3 21s-3 14-2 21c1 10 3 22 4 30 2 19 6 38 8 57 0 6 9 110 8 113 1-2 1-3 3-4 0 9 0 17 1 27-3 0-1-7-4-7-8 1-2 90 0 101 0 20 0 39-2 59 0 8-2 17-1 27 0 1 1 20 3 12 0 3 0 4 0 7 0-2-2-3-2-3-1 0 0 23 0 23-1 9-4 16-6 25-8 26-10 57-14 84-4 31-9 60-18 90-4 11-16 31-16 43-1 42 75 24 88 4 22-31 28-77 45-114 24-51 52-100 80-151 5-9 8-23 13-34 7-17 21-37 32-52 50-81 100-156 158-230 17-22 36-39 54-58z">
          <text:p/>
        </draw:path>
        <draw:path draw:style-name="gr1" draw:text-style-name="P1" draw:layer="layout" svg:width="0.857cm" svg:height="0.526cm" svg:x="20.487cm" svg:y="17.59cm" svg:viewBox="0 0 858 527" svg:d="M723 145c-6 27-11 62-25 88-4 9-1 5-10 8-5 1-16 0-22-2-9-1-21-2-28-9-12-11-10-30-9-47 1-15 6-33 12-47 2-6 18-37 16-42 0-4-11 15-12 15 6-11 12-16 15-23-1 0 0-1 1-4v1l2-1v-1c13-19 46-62 64-34 12 27 0 75-4 98zM550 411h-1c-74 13 12-157 14-166l-5 9c12-30 24-52 31-60 9 48 56 65 95 72-25 55-72 133-134 145zM196 304c-1 3-3 5-3 8 0-5 0-9 5-11zM194 321c-4 7-4 19-4 30 0-12 0-24 3-35 0 0 3 4 1 5zM227 208c0 3-1 3-1 4-1 0-1 0-2-1 1-1 3-4 4-7 0 2-1 3-1 4zM60 329l-2 7 2-9c1 0 1 0 0 1zM269 253l-12 45c4-16 8-30 12-45zM273 237v4c-1 1-1 1-1 1 0-1 0-4 1-5zM854 216c0 0 1 3 0 0-4-6-10-2-17 0-26 7-51 14-78 18 10-34 20-71 23-108 2-13 3-28 0-41-2-8-5-18-9-25 0 0-11-16-8-8v-1l-4-7 4 3c0-4-15-15-15-15-22-24-52-43-81-24-19 11-34 31-46 50-4 6-9 14-12 21-3 10-10 34-15 38-3 5-17 5-23 8-9 4-17 9-24 15-17 10-30 28-42 45-7 11-15 25-21 38-19 18-41 55-46 62-14 19-29 39-43 58-8 11-15 21-24 31-2 1-18 24-17 24 2 0 5-3 8-4-15 16-35 32-54 47-12 11-35 31-50 19-7-3-9-14-11-19-6-31-2-66 3-97 10-64 29-128 54-188 11-28 22-57 42-78 2-1 6 1 7 1 1-1-6-4-7-2-9 5-15 17-22 28-15 27-27 59-37 90 7-24 17-50 26-73 7-13 14-32 26-43 30-27 17 59 15 71 0-1 2-21 2-21-2 0-14 50-14 50l4-3c-4 7-12 12-1 22 13 9 41-8 47-22 6-13 8-35 9-48 1-26-4-39-13-60-8-21-17-32-40-36-20-4-37 7-52 19-21 16-38 39-52 63-4 8-36 78-35 80l3-6c-4 12-7 22-10 32-2 0 1-9 0-9-3 0-8 15-14 30-14 20-30 47-28 49 2 0 4 0 5-1-12 15-34 35-51 49-10 9-34 32-47 25-30-16 31-133 28-133s-25 52-29 66c10-35 24-67 41-97-1 3-4 7-2 7 2 1 15-18 12-21 0 0-2 0-3 0 3-2 7-4 7-9 0-9-20-19-27-23-17-8-34-9-46 0-18 12-22 35-29 55-1 6-18 74-14 77 1-3 1-4 2-5l-2 17c-1 0 0-4-1-4-8 0-6 34-5 39 4 18 16 30 25 45 6 9 11 17 18 22 11 10 4 0 11 3h-1c-1 7 32 16 39 16 31-8 53-50 71-75 2-4 4-7 7-11-2 23-5 45-5 67 0 12 0 26 1 38 0 4 8 26 8 20l4 15c-1 0-4-9-4-9-5 5 19 41 24 48 7 9 17 12 29 16 34 4 68-20 94-42 44-41 86-91 119-142 2-4 5-8 8-12 0 46 27 94 66 113 17 9 36 13 54 12 18-4 36-15 50-26 12-10 41-29 47-45 0-2-2 0-5 1l26-31c1 0-7 9-7 9 7 3 38-48 42-51 6-12 13-24 19-35 6-9 5-9 14-12-1 0 10-4 12-4 9-1 112-8 87-46z">
          <text:p/>
        </draw:path>
        <draw:path draw:style-name="gr1" draw:text-style-name="P1" draw:layer="layout" svg:width="0.116cm" svg:height="0.187cm" svg:x="20.556cm" svg:y="17.513cm" svg:viewBox="0 0 117 188" svg:d="M10 138h-2c2 0 2 0 2-2 0 2 0 2 0 2zM69 120c2-5 7-8 10-12 4-8 4-16 9-21 5-4 11-7 14-11 8-8 17-22 14-34-3-13-13-28-22-35-12-7-28-9-41-4-2 2-13 4-9 8 1 3 1 3 4 3-9 7-22 17-3 24-2 4 0 12 0 14-1 5-14 40-22 60l11-20c-6 16-12 30-21 40 6-12-6 3-6 6-9-6-7 26-6 29l6 11c1 2-1 5 5 9 7 4 10 0 15-3 11-4 18-17 26-26 3-1-2 0-2 0 12-12 2 1 12-5 11-9 12-21 22-31-11 4-19 10-26 21-9 12-15 20-25 25 11-9 16-17 25-33 2-3 5-5 9-8-3-3-3-5 1-7z">
          <text:p/>
        </draw:path>
        <draw:path draw:style-name="gr1" draw:text-style-name="P1" draw:layer="layout" svg:width="0.753cm" svg:height="1.705cm" svg:x="21.057cm" svg:y="16.905cm" svg:viewBox="0 0 754 1706" svg:d="M7 1706c88-14 168-55 238-114 1 1 1 1 1 1 74 31 159 8 213-51 7-8 2-19-6-19-51-5-113 0-161 27 38-38 73-81 105-125 21-30 40-58 58-88 83 25 165-31 191-118 2-8-2-14-7-15-31-12-67 14-93 30-19 12-37 25-55 41 42-79 77-161 102-248 1 1 3 1 5 1 79-26 139-102 156-188 1-8-5-16-13-14-34 10-60 34-81 65-19 24-38 54-55 82 4-15 7-31 10-46 4-23 7-44 9-67 0-1 0-1 0-4 4-62 2-126-9-190 1 0 1 0 2 0 58-40 89-212 20-258-4-4-9-3-11 0-19 18-15 63-17 86-4 34-6 69-8 102-20-82-52-161-89-234 61-91 55-222-4-312-5-9-17-9-20 2-20 87-7 184 3 274-36-65-77-124-123-178-20-35-32-74-60-102-24-27-54-40-89-44 0 0-1 0-3 0-7-6-19 1-16 12 14 36 29 75 54 102 30 32 73 50 111 70 60 75 114 156 155 244-45-41-96-69-152-89-9-3-15 8-11 16 38 67 112 140 187 144 3 0 4-3 5-4 36 94 59 190 60 292-21-65-56-121-101-168-7-10-18 0-17 9 10 78 46 175 111 218 2 1 3 1 5 1-2 27-6 54-11 81-11 63-30 127-52 188 13-73 12-148-28-212-4-7-15-7-18 2-19 80-27 187 18 257 1 3 1 3 3 4-1 1-1 4-1 4-1 4 0 4 0 6-33 78-77 152-125 220-7 11-15 23-22 32 20-47 31-99 31-152 0-8-8-12-14-9-27 16-40 57-51 87-14 42-20 88-19 131 0 3 1 4 1 7-47 51-99 95-155 130 33-39 52-93 59-145 1-12-12-15-18-8-42 43-89 113-90 179l-1 1c-1 0-2 0-2 3-34 16-71 29-108 40-7 2-4 12 3 11zM309 84c-3-3-6-6-9-10-2-1-2-5-4-6 5 5 9 10 13 16z">
          <text:p/>
        </draw:path>
        <draw:frame draw:style-name="gr2" draw:text-style-name="P3" draw:layer="layout" svg:width="4.472cm" svg:height="0.517cm" svg:x="18.53cm" svg:y="4.562cm">
          <draw:text-box>
            <text:p text:style-name="P2"><text:span text:style-name="T1">DATOS PERSONALES</text:span></text:p>
          </draw:text-box>
        </draw:frame>
        <draw:frame draw:style-name="gr3" draw:text-style-name="P4" draw:layer="layout" svg:width="1.551cm" svg:height="0.475cm" svg:x="17.225cm" svg:y="8.386cm">
          <draw:text-box>
            <text:p text:style-name="P2"><text:span text:style-name="T2">Email:</text:span></text:p>
          </draw:text-box>
        </draw:frame>
        <draw:frame draw:style-name="gr4" draw:text-style-name="P4" draw:layer="layout" svg:width="2.326cm" svg:height="0.475cm" svg:x="17.229cm" svg:y="10.128cm">
          <draw:text-box>
            <text:p text:style-name="P2"><text:span text:style-name="T2">Telefono:</text:span></text:p>
          </draw:text-box>
        </draw:frame>
        <draw:line draw:style-name="gr5" draw:text-style-name="P5" draw:layer="layout" svg:x1="24.081cm" svg:y1="6.226cm" svg:x2="18.973cm" svg:y2="6.226cm">
          <text:p/>
        </draw:line>
        <draw:line draw:style-name="gr5" draw:text-style-name="P5" draw:layer="layout" svg:x1="24.081cm" svg:y1="7.094cm" svg:x2="17.263cm" svg:y2="7.094cm">
          <text:p/>
        </draw:line>
        <draw:line draw:style-name="gr5" draw:text-style-name="P5" draw:layer="layout" svg:x1="24.081cm" svg:y1="7.959cm" svg:x2="17.263cm" svg:y2="7.959cm">
          <text:p/>
        </draw:line>
        <draw:line draw:style-name="gr5" draw:text-style-name="P5" draw:layer="layout" svg:x1="24.081cm" svg:y1="8.824cm" svg:x2="18.69cm" svg:y2="8.824cm">
          <text:p/>
        </draw:line>
        <draw:line draw:style-name="gr5" draw:text-style-name="P5" draw:layer="layout" svg:x1="24.081cm" svg:y1="9.692cm" svg:x2="17.263cm" svg:y2="9.692cm">
          <text:p/>
        </draw:line>
        <draw:line draw:style-name="gr5" draw:text-style-name="P5" draw:layer="layout" svg:x1="24.081cm" svg:y1="10.558cm" svg:x2="19.469cm" svg:y2="10.558cm">
          <text:p/>
        </draw:line>
        <draw:line draw:style-name="gr5" draw:text-style-name="P5" draw:layer="layout" svg:x1="24.081cm" svg:y1="5.361cm" svg:x2="17.263cm" svg:y2="5.361cm">
          <text:p/>
        </draw:line>
        <draw:path draw:style-name="gr6" draw:text-style-name="P6" draw:layer="layout" svg:width="0.112cm" svg:height="0.109cm" svg:x="18.205cm" svg:y="10.134cm" svg:viewBox="0 0 113 110" svg:d="M21 108c-10-13-27-11-18-21 2-2 3-5 5-7s5-5 9-8c5-4 7-7 9-9 3-3 5-7 6-11 4-3 7-6 11-10 3-4 7-11 12-19 7-9 11-16 13-19l1-1c2-2 7-3 15-3 3 8 5 5 8 7s19 11 21 11l-9 10c-3 4-15 5-11 9l-2 9-13 6c0-5-3 14-7 12-2-1-18 21-20 23s-12 9-14 11c-11 3-12 18-16 10zM52 62c-1-1-3 1-8 6-1 2 8 4 10 6l3-2c4-1 1-5 2-6 2-3 2-9 0-11zM43 80l-5 1-6 8 6 1c1 0 4-2 5-3v-4zM87 26c0 0-2 1-4 1-1-1-1-2-2-4 0-2-1-3-2-4 0 0-1 0-2 0l-4 4c1 2 1 2 2 3 0 1 2 1 4 1 3 1 4 2 5 3s-1 4-4 8l2 2c1 0 2 0 2-1 1-1 2-3 2-7 1-3 1-5 1-6zM63 36l-3 3h-1c-1 2 0 3 2 5 2 0 3 0 4-2 2-2 2-4 1-5s-2-1-3-1zM52 56l-4-3-2 2 1 6c1 1 3-1 5-5zM37 76c0-3-1-5-2-5 0-1-1-1-1 0-2 1-2 3-2 5 0 0 1 0 2 0s2 0 3 0zM25 87v-1c-2-1-4-2-7-3-1 2-1 4-1 7 1 1 1 1 2 1 0 1 1 1 2 1s2-1 3-2 2-2 1-3zM10 108z">
          <text:p/>
        </draw:path>
        <draw:frame draw:style-name="gr7" draw:text-style-name="P4" draw:layer="layout" svg:width="1.81cm" svg:height="0.475cm" svg:x="17.276cm" svg:y="5.782cm">
          <draw:text-box>
            <text:p text:style-name="P2"><text:span text:style-name="T2">Nombre:</text:span></text:p>
          </draw:text-box>
        </draw:frame>
      </draw:page>
      <draw:page draw:name="page3" draw:style-name="dp1" draw:master-page-name="master-page3"/>
      <draw:page draw:name="page4" draw:style-name="dp1" draw:master-page-name="master-page3">
        <draw:frame draw:style-name="gr8" draw:text-style-name="P7" draw:layer="layout" svg:width="2.754cm" svg:height="0.395cm" svg:x="5.886cm" svg:y="16.007cm">
          <draw:text-box>
            <text:p text:style-name="P2"><text:span text:style-name="T3">Hecho a mano.</text:span></text:p>
          </draw:text-box>
        </draw:frame>
        <draw:frame draw:style-name="gr9" draw:text-style-name="P7" draw:layer="layout" svg:width="3.6cm" svg:height="0.395cm" svg:x="5.458cm" svg:y="16.448cm">
          <draw:text-box>
            <text:p text:style-name="P2"><text:span text:style-name="T3">Queretaro Mexico.</text:span></text:p>
          </draw:text-box>
        </draw:frame>
        <draw:frame draw:style-name="gr10" draw:text-style-name="P7" draw:layer="layout" svg:width="6.564cm" svg:height="0.395cm" svg:x="3.963cm" svg:y="16.889cm">
          <draw:text-box>
            <text:p text:style-name="P2"><text:span text:style-name="T3">Email: diariosdevico <text:s/>gmail.com</text:span></text:p>
          </draw:text-box>
        </draw:frame>
        <draw:frame draw:style-name="gr11" draw:text-style-name="P7" draw:layer="layout" svg:width="5.082cm" svg:height="0.395cm" svg:x="4.712cm" svg:y="17.33cm">
          <draw:text-box>
            <text:p text:style-name="P2"><text:span text:style-name="T3">Facebook: /diariosdevico</text:span></text:p>
          </draw:text-box>
        </draw:frame>
        <draw:frame draw:style-name="gr12" draw:text-style-name="P7" draw:layer="layout" svg:width="5.294cm" svg:height="0.395cm" svg:x="4.606cm" svg:y="17.771cm">
          <draw:text-box>
            <text:p text:style-name="P2"><text:span text:style-name="T3">Instagram: /diariosdevico</text:span></text:p>
          </draw:text-box>
        </draw:frame>
        <draw:path draw:style-name="gr13" draw:text-style-name="P8" draw:layer="layout" svg:width="0.064cm" svg:height="0.07cm" svg:x="6.455cm" svg:y="16.47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3" draw:text-style-name="P8" draw:layer="layout" svg:width="0.064cm" svg:height="0.071cm" svg:x="7.951cm" svg:y="16.472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13" draw:text-style-name="P8" draw:layer="layout" svg:width="0.172cm" svg:height="0.177cm" svg:x="8.37cm" svg:y="17.026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13" draw:text-style-name="P8" draw:layer="layout" svg:width="0.257cm" svg:height="0.282cm" svg:x="8.316cm" svg:y="16.977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4" draw:text-style-name="P7" draw:layer="layout" svg:width="7.41cm" svg:height="0.395cm" svg:x="3.539cm" svg:y="18.212cm">
          <draw:text-box>
            <text:p text:style-name="P2"><text:span text:style-name="T3">https://diariosdevico.wordpress.co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aziTypewriter1" svg:font-family="NaziTypewriter"/>
    <style:font-face style:name="DejaVu Sans1" svg:font-family="'DejaVu Sans'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04T00:26:07.256757642</dc:date>
    <meta:editing-duration>PT27M10S</meta:editing-duration>
    <meta:editing-cycles>4</meta:editing-cycles>
    <meta:document-statistic meta:object-count="27"/>
  </office:meta>
</office:document-meta>
</file>